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5" style:family="paragraph" style:parent-style-name="Standard" style:list-style-name="L2">
      <style:paragraph-properties fo:text-align="start" style:justify-single-word="false"/>
      <style:text-properties fo:font-size="8pt" fo:font-weight="bold" style:font-size-asian="8pt" style:font-weight-asian="bold" style:font-size-complex="8pt" style:font-weight-complex="bold"/>
    </style:style>
    <style:style style:name="P6" style:family="paragraph" style:parent-style-name="Standard" style:list-style-name="L3">
      <style:paragraph-properties fo:text-align="start" style:justify-single-word="false"/>
      <style:text-properties fo:font-size="8pt" fo:font-weight="bold" style:font-size-asian="8pt" style:font-weight-asian="bold" style:font-size-complex="8pt" style:font-weight-complex="bold"/>
    </style:style>
    <style:style style:name="P7" style:family="paragraph" style:parent-style-name="Standard" style:list-style-name="L4">
      <style:paragraph-properties fo:text-align="start" style:justify-single-word="false"/>
      <style:text-properties fo:font-size="8pt" fo:font-weight="bold" style:font-size-asian="8pt" style:font-weight-asian="bold" style:font-size-complex="8pt" style:font-weight-complex="bold"/>
    </style:style>
    <style:style style:name="P8" style:family="paragraph" style:parent-style-name="Standard" style:list-style-name="L5">
      <style:paragraph-properties fo:text-align="start" style:justify-single-word="false"/>
      <style:text-properties fo:font-size="8pt" fo:font-weight="bold" style:font-size-asian="8pt" style:font-weight-asian="bold" style:font-size-complex="8pt" style:font-weight-complex="bold"/>
    </style:style>
    <style:style style:name="P9" style:family="paragraph" style:parent-style-name="Standard" style:list-style-name="L6">
      <style:paragraph-properties fo:text-align="start" style:justify-single-word="false"/>
      <style:text-properties fo:font-size="8pt" fo:font-weight="bold" style:font-size-asian="8pt" style:font-weight-asian="bold" style:font-size-complex="8pt" style:font-weight-complex="bold"/>
    </style:style>
    <style:style style:name="P10" style:family="paragraph" style:parent-style-name="Standard" style:list-style-name="L7">
      <style:paragraph-properties fo:text-align="start" style:justify-single-word="false"/>
      <style:text-properties fo:font-size="8pt" fo:font-weight="bold" style:font-size-asian="8pt" style:font-weight-asian="bold" style:font-size-complex="8pt" style:font-weight-complex="bold"/>
    </style:style>
    <style:style style:name="P11" style:family="paragraph" style:parent-style-name="Standard" style:list-style-name="L8">
      <style:paragraph-properties fo:text-align="start" style:justify-single-word="false"/>
      <style:text-properties fo:font-size="8pt" fo:font-weight="bold" style:font-size-asian="8pt" style:font-weight-asian="bold" style:font-size-complex="8pt" style:font-weight-complex="bold"/>
    </style:style>
    <style:style style:name="P12" style:family="paragraph" style:parent-style-name="Standard" style:list-style-name="L9">
      <style:paragraph-properties fo:text-align="start" style:justify-single-word="false"/>
      <style:text-properties fo:font-size="8pt" fo:font-weight="bold" style:font-size-asian="8pt" style:font-weight-asian="bold" style:font-size-complex="8pt" style:font-weight-complex="bold"/>
    </style:style>
    <style:style style:name="P13" style:family="paragraph" style:parent-style-name="Standard" style:list-style-name="L10">
      <style:paragraph-properties fo:text-align="start" style:justify-single-word="false"/>
      <style:text-properties fo:font-size="8pt" fo:font-weight="bold" style:font-size-asian="8pt" style:font-weight-asian="bold" style:font-size-complex="8pt" style:font-weight-complex="bold"/>
    </style:style>
    <style:style style:name="P14" style:family="paragraph" style:parent-style-name="Standard" style:list-style-name="L11">
      <style:paragraph-properties fo:text-align="start" style:justify-single-word="false"/>
      <style:text-properties fo:font-size="8pt" fo:font-weight="bold" style:font-size-asian="8pt" style:font-weight-asian="bold" style:font-size-complex="8pt" style:font-weight-complex="bold"/>
    </style:style>
    <style:style style:name="P15" style:family="paragraph" style:parent-style-name="Standard" style:list-style-name="L12">
      <style:paragraph-properties fo:text-align="start" style:justify-single-word="false"/>
      <style:text-properties fo:font-size="8pt" fo:font-weight="bold" style:font-size-asian="8pt" style:font-weight-asian="bold" style:font-size-complex="8pt" style:font-weight-complex="bold"/>
    </style:style>
    <style:style style:name="P16" style:family="paragraph" style:parent-style-name="Standard" style:list-style-name="L13">
      <style:paragraph-properties fo:text-align="start" style:justify-single-word="false"/>
      <style:text-properties fo:font-size="8pt" fo:font-weight="bold" style:font-size-asian="8pt" style:font-weight-asian="bold" style:font-size-complex="8pt" style:font-weight-complex="bold"/>
    </style:style>
    <style:style style:name="P17" style:family="paragraph" style:parent-style-name="Standard" style:list-style-name="L14">
      <style:paragraph-properties fo:text-align="start" style:justify-single-word="false"/>
      <style:text-properties fo:font-size="8pt" fo:font-weight="bold" style:font-size-asian="8pt" style:font-weight-asian="bold" style:font-size-complex="8pt" style:font-weight-complex="bold"/>
    </style:style>
    <style:style style:name="P18" style:family="paragraph" style:parent-style-name="Standard" style:list-style-name="L15">
      <style:paragraph-properties fo:text-align="start" style:justify-single-word="false"/>
      <style:text-properties fo:font-size="8pt" fo:font-weight="bold" style:font-size-asian="8pt" style:font-weight-asian="bold" style:font-size-complex="8pt" style:font-weight-complex="bold"/>
    </style:style>
    <style:style style:name="P19" style:family="paragraph" style:parent-style-name="Standard" style:list-style-name="L16">
      <style:paragraph-properties fo:text-align="start" style:justify-single-word="false"/>
      <style:text-properties fo:font-size="8pt" fo:font-weight="bold" style:font-size-asian="8pt" style:font-weight-asian="bold" style:font-size-complex="8pt" style:font-weight-complex="bold"/>
    </style:style>
    <style:style style:name="P20" style:family="paragraph" style:parent-style-name="Standard" style:list-style-name="L17">
      <style:paragraph-properties fo:text-align="start" style:justify-single-word="false"/>
      <style:text-properties fo:font-size="8pt" fo:font-weight="bold" style:font-size-asian="8pt" style:font-weight-asian="bold" style:font-size-complex="8pt" style:font-weight-complex="bold"/>
    </style:style>
    <style:style style:name="P21" style:family="paragraph" style:parent-style-name="Standard" style:list-style-name="L18">
      <style:paragraph-properties fo:text-align="start" style:justify-single-word="false"/>
      <style:text-properties fo:font-size="8pt" fo:font-weight="bold" style:font-size-asian="8pt" style:font-weight-asian="bold" style:font-size-complex="8pt" style:font-weight-complex="bold"/>
    </style:style>
    <style:style style:name="P22" style:family="paragraph" style:parent-style-name="Standard" style:list-style-name="L19">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1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1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1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1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1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1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endix B</text:p>
      <text:p text:style-name="P3"/>
      <text:p text:style-name="P2">Source Files</text:p>
      <text:p text:style-name="P4"/>
      <text:list text:style-name="L2">
        <text:list-item>
          <text:p text:style-name="P5">P2_1final.c</text:p>
        </text:list-item>
      </text:list>
      <text:p text:style-name="P23">#include &lt;stdio.h&gt;</text:p>
      <text:p text:style-name="P23">#include &lt;P2_1question11.h&gt;</text:p>
      <text:p text:style-name="P23">int main()</text:p>
      <text:p text:style-name="P23">{</text:p>
      <text:p text:style-name="P23"><text:s text:c="4"/>int a,b,c,d,e,f,g,h,i,j,k,l,m,n,o,p,q,r,s,t,u,v,w,x,y,z,aa,bb,cc,dd,ee,ff; <text:s text:c="3"/></text:p>
      <text:p text:style-name="P23"><text:s text:c="4"/>FILE*enc=fopen("P2_1message(encoded)","r"); <text:s text:c="3"/></text:p>
      <text:p text:style-name="P23"><text:s text:c="4"/>fscanf(enc,"%d %d %d %d %d %d %d %d %d %d %d %d %d %d %d %d %d %d %d %d %d %d %d %d %d %d %d %d %d %d %d %d",&amp;a,&amp;b,&amp;c,&amp;d,&amp;e,&amp;f,&amp;g,&amp;h,&amp;i,&amp;j,&amp;k,&amp;l,&amp;m,&amp;n,&amp;o,&amp;p,&amp;q,&amp;r,&amp;s,&amp;t,&amp;u,&amp;v,&amp;w,&amp;x,&amp;y,&amp;z,&amp;aa,&amp;bb,&amp;cc,&amp;dd,&amp;ee,&amp;ff); <text:s text:c="3"/></text:p>
      <text:p text:style-name="P23"><text:s text:c="4"/>fclose(enc); <text:s text:c="3"/></text:p>
      <text:p text:style-name="P23"><text:s text:c="4"/>question11(a); <text:s text:c="3"/></text:p>
      <text:p text:style-name="P23"><text:s text:c="4"/>question11(b); <text:s text:c="3"/></text:p>
      <text:p text:style-name="P23"><text:s text:c="4"/>question11(c); <text:s text:c="3"/></text:p>
      <text:p text:style-name="P23"><text:s text:c="4"/>question11(d); <text:s text:c="3"/></text:p>
      <text:p text:style-name="P23"><text:s text:c="4"/>question11(e); <text:s text:c="3"/></text:p>
      <text:p text:style-name="P23"><text:s text:c="4"/>question11(f); <text:s text:c="3"/></text:p>
      <text:p text:style-name="P23"><text:s text:c="4"/>question11(g); <text:s text:c="2"/></text:p>
      <text:p text:style-name="P23"><text:s text:c="4"/>question11(h); <text:s text:c="3"/></text:p>
      <text:p text:style-name="P23"><text:s text:c="4"/>question11(i); <text:s text:c="3"/></text:p>
      <text:p text:style-name="P23"><text:s text:c="4"/>question11(j); <text:s text:c="2"/></text:p>
      <text:p text:style-name="P23"><text:s text:c="4"/>question11(k); <text:s text:c="3"/></text:p>
      <text:p text:style-name="P23"><text:s text:c="4"/>question11(l); <text:s text:c="2"/></text:p>
      <text:p text:style-name="P23"><text:s text:c="4"/>question11(m); <text:s text:c="2"/></text:p>
      <text:p text:style-name="P23"><text:s text:c="4"/>question11(n); <text:s text:c="2"/></text:p>
      <text:p text:style-name="P23"><text:s text:c="4"/>question11(o); <text:s text:c="2"/></text:p>
      <text:p text:style-name="P23"><text:s text:c="4"/>question11(p); <text:s text:c="2"/></text:p>
      <text:p text:style-name="P23"><text:s text:c="4"/>question11(q); <text:s text:c="2"/></text:p>
      <text:p text:style-name="P23"><text:s text:c="4"/>question11(r); <text:s text:c="2"/></text:p>
      <text:p text:style-name="P23"><text:s text:c="4"/>question11(s); <text:s text:c="3"/></text:p>
      <text:p text:style-name="P23"><text:s text:c="4"/>question11(t); <text:s/></text:p>
      <text:p text:style-name="P23"><text:s text:c="4"/>question11(u);</text:p>
      <text:p text:style-name="P23"><text:s text:c="4"/>question11(v);</text:p>
      <text:p text:style-name="P23"><text:s text:c="4"/>question11(w); <text:s text:c="3"/></text:p>
      <text:p text:style-name="P23"><text:s text:c="4"/>question11(x); <text:s text:c="3"/></text:p>
      <text:p text:style-name="P23"><text:s text:c="4"/>question11(y); <text:s text:c="3"/></text:p>
      <text:p text:style-name="P23"><text:s text:c="4"/>question11(z); <text:s text:c="3"/></text:p>
      <text:p text:style-name="P23"><text:s text:c="4"/>question11(aa); <text:s text:c="2"/></text:p>
      <text:p text:style-name="P23"><text:s text:c="4"/>question11(bb); <text:s text:c="2"/></text:p>
      <text:p text:style-name="P23"><text:s text:c="4"/>question11(cc); <text:s text:c="2"/></text:p>
      <text:p text:style-name="P23"><text:s text:c="4"/>question11(dd); <text:s text:c="2"/></text:p>
      <text:p text:style-name="P23"><text:s text:c="4"/>question11(ee);</text:p>
      <text:p text:style-name="P23"><text:s text:c="4"/>question11(ff); <text:s text:c="3"/></text:p>
      <text:p text:style-name="P23"><text:s text:c="4"/>return 0; <text:s text:c="2"/></text:p>
      <text:p text:style-name="P23">}</text:p>
      <text:list text:style-name="L3">
        <text:list-item>
          <text:p text:style-name="P6">P2_1message(encoded)</text:p>
        </text:list-item>
      </text:list>
      <text:p text:style-name="P23">01362 08454 32863 42561 35772 38678 14956 26872 09078 18991 21870 21970 43507 18074 07319 21870 25163 32863 16056 07319 32863 39481 32204 26872 04588 10821 19313 42177 34160 27222 30101 34687</text:p>
      <text:list text:style-name="L4">
        <text:list-item>
          <text:p text:style-name="P7">P2_1question1.c</text:p>
        </text:list-item>
      </text:list>
      <text:p text:style-name="P23">#include &lt;stdio.h&gt;</text:p>
      <text:p text:style-name="P23">#include &lt;math.h&gt;</text:p>
      <text:p text:style-name="P23">int main ()</text:p>
      <text:p text:style-name="P23">{ <text:s text:c="3"/></text:p>
      <text:p text:style-name="P23"><text:s text:c="4"/>int i,j,n,x,m;</text:p>
      <text:p text:style-name="P23"><text:s text:c="4"/>double q,r; <text:s text:c="2"/></text:p>
      <text:p text:style-name="P23"><text:s text:c="4"/>printf("Enter n:"); <text:s text:c="3"/></text:p>
      <text:p text:style-name="P23"><text:s text:c="4"/>scanf("%lf",&amp;q); <text:s text:c="3"/></text:p>
      <text:p text:style-name="P23"><text:s text:c="4"/>n=q;</text:p>
      <text:p text:style-name="P23"><text:s text:c="4"/>x=sqrt(n);</text:p>
      <text:p text:style-name="P23"><text:s text:c="4"/>j=1;</text:p>
      <text:p text:style-name="P23"><text:s text:c="3"/>for(i=2;i&lt;=x;++i)</text:p>
      <text:p text:style-name="P23"><text:s text:c="3"/>{ <text:s text:c="4"/></text:p>
      <text:p text:style-name="P23"><text:s text:c="8"/>m=n/i;</text:p>
      <text:p text:style-name="P23"><text:s text:c="8"/>r=q/i; <text:s text:c="7"/></text:p>
      <text:p text:style-name="P23"><text:s text:c="8"/>printf("m=%d, r=%lf\n",m,r);</text:p>
      <text:p text:style-name="P23"><text:s text:c="8"/>if(m-r==0)</text:p>
      <text:p text:style-name="P23"><text:s text:c="8"/>{</text:p>
      <text:p text:style-name="P23"><text:tab/>j=0; </text:p>
      <text:p text:style-name="P23"><text:s text:c="8"/>} </text:p>
      <text:p text:style-name="P23"><text:s text:c="4"/>} <text:s/></text:p>
      <text:p text:style-name="P23"><text:s text:c="4"/>if(j==1) </text:p>
      <text:p text:style-name="P23"><text:s text:c="4"/>{ </text:p>
      <text:p text:style-name="P23"><text:s text:c="8"/>printf("Is Prime."); </text:p>
      <text:p text:style-name="P23"><text:s text:c="8"/>return 1; </text:p>
      <text:p text:style-name="P23"><text:soft-page-break/><text:s text:c="4"/>} </text:p>
      <text:p text:style-name="P23"><text:s text:c="4"/>else </text:p>
      <text:p text:style-name="P23"><text:s text:c="4"/>{ </text:p>
      <text:p text:style-name="P23"><text:s text:c="8"/>printf("Not prime."); </text:p>
      <text:p text:style-name="P23"><text:s text:c="8"/>return 0; </text:p>
      <text:p text:style-name="P23"><text:s text:c="4"/>} </text:p>
      <text:p text:style-name="P23">}</text:p>
      <text:list text:style-name="L5">
        <text:list-item>
          <text:p text:style-name="P8">P2_1question2.c</text:p>
        </text:list-item>
      </text:list>
      <text:p text:style-name="P23">#include &lt;stdio.h&gt;</text:p>
      <text:p text:style-name="P23">#include &lt;P2_1question1.h&gt;</text:p>
      <text:p text:style-name="P23">int main ()</text:p>
      <text:p text:style-name="P23">{ </text:p>
      <text:p text:style-name="P23"><text:s text:c="4"/>double j;</text:p>
      <text:p text:style-name="P23"><text:s text:c="4"/>int i,m,n; </text:p>
      <text:p text:style-name="P23"><text:s text:c="4"/>FILE*f=fopen("P2_1Output/question2.txt","w");</text:p>
      <text:p text:style-name="P23"><text:s text:c="4"/>fprintf(f,"n\t\tPi(n)\t\tn/log(n)\t\tpi(n)/(n/log(n))\n"); </text:p>
      <text:p text:style-name="P23"><text:s text:c="4"/>for(i=100;i&lt;=pow(10,6);i=i*10) </text:p>
      <text:p text:style-name="P23"><text:s text:c="4"/>{ </text:p>
      <text:p text:style-name="P23"><text:s text:c="8"/>n=0; </text:p>
      <text:p text:style-name="P23"><text:s text:c="4"/>for(j=2;j&lt;i;++j) </text:p>
      <text:p text:style-name="P23"><text:s text:c="4"/>{ </text:p>
      <text:p text:style-name="P23"><text:s text:c="8"/>m=question1(j); </text:p>
      <text:p text:style-name="P23"><text:s text:c="8"/>if(m==1) </text:p>
      <text:p text:style-name="P23"><text:s text:c="8"/>{ </text:p>
      <text:p text:style-name="P23"><text:s text:c="12"/>++n; </text:p>
      <text:p text:style-name="P23"><text:s text:c="8"/>} </text:p>
      <text:p text:style-name="P23"><text:s text:c="4"/>} </text:p>
      <text:p text:style-name="P23"><text:s text:c="4"/>fprintf(f,"%d\t\t%d\t\t%lf\t\t%lf\n",i,n,i/log(i),n/(i/log(i))); </text:p>
      <text:p text:style-name="P23"><text:s text:c="4"/>} </text:p>
      <text:p text:style-name="P23"><text:s text:c="4"/>fclose(f); </text:p>
      <text:p text:style-name="P23"><text:s text:c="4"/>return 0;</text:p>
      <text:p text:style-name="P23">}</text:p>
      <text:list text:style-name="L6">
        <text:list-item>
          <text:p text:style-name="P9">P2_1question3.c</text:p>
        </text:list-item>
      </text:list>
      <text:p text:style-name="P23">#include &lt;stdio.h&gt;</text:p>
      <text:p text:style-name="P23">#include &lt;math.h&gt;</text:p>
      <text:p text:style-name="P23">int main ()</text:p>
      <text:p text:style-name="P23">{ </text:p>
      <text:p text:style-name="P23"><text:s text:c="4"/>int n,m,k;</text:p>
      <text:p text:style-name="P23"><text:s text:c="4"/>double z,q,r; </text:p>
      <text:p text:style-name="P23"><text:s text:c="4"/>printf("Enter n:"); </text:p>
      <text:p text:style-name="P23"><text:s text:c="4"/>scanf("%lf",&amp;q); </text:p>
      <text:p text:style-name="P23"><text:s text:c="4"/>if(q&lt;0) </text:p>
      <text:p text:style-name="P23"><text:s text:c="4"/>{ </text:p>
      <text:p text:style-name="P23"><text:s text:c="8"/>printf("Negative number entered."); </text:p>
      <text:p text:style-name="P23"><text:s text:c="4"/>} </text:p>
      <text:p text:style-name="P23"><text:s text:c="4"/>z=q;</text:p>
      <text:p text:style-name="P23"><text:s text:c="4"/>k=2; </text:p>
      <text:p text:style-name="P23"><text:s text:c="4"/>printf("Prime factors:\t"); </text:p>
      <text:p text:style-name="P23"><text:s text:c="4"/>while(q&gt;1 &amp;&amp; k&lt;=sqrt(q)) </text:p>
      <text:p text:style-name="P23"><text:s text:c="4"/>{ </text:p>
      <text:p text:style-name="P23"><text:s text:c="8"/>n=q; </text:p>
      <text:p text:style-name="P23"><text:s text:c="8"/>m=n/k;</text:p>
      <text:p text:style-name="P23"><text:s text:c="8"/>r=q/k; </text:p>
      <text:p text:style-name="P23"><text:s text:c="8"/>if(m-r==0) </text:p>
      <text:p text:style-name="P23"><text:s text:c="8"/>{ </text:p>
      <text:p text:style-name="P23"><text:s text:c="12"/>printf("%d ",k); </text:p>
      <text:p text:style-name="P23"><text:s text:c="12"/>q=r; </text:p>
      <text:p text:style-name="P23"><text:s text:c="8"/>} </text:p>
      <text:p text:style-name="P23"><text:s text:c="8"/>else </text:p>
      <text:p text:style-name="P23"><text:s text:c="8"/>{ </text:p>
      <text:p text:style-name="P23"><text:s text:c="12"/>++k; </text:p>
      <text:p text:style-name="P23"><text:s text:c="8"/>} </text:p>
      <text:p text:style-name="P23"><text:s text:c="4"/>} </text:p>
      <text:p text:style-name="P23"><text:s text:c="4"/>n=q; </text:p>
      <text:p text:style-name="P23"><text:s text:c="4"/>printf("%d",n); </text:p>
      <text:p text:style-name="P23"><text:s text:c="4"/>return 0; </text:p>
      <text:p text:style-name="P23">}</text:p>
      <text:list text:style-name="L7">
        <text:list-item>
          <text:p text:style-name="P10">P2_1question4.c</text:p>
        </text:list-item>
      </text:list>
      <text:p text:style-name="P23">#include &lt;stdio.h&gt;</text:p>
      <text:p text:style-name="P23">#include &lt;math.h&gt;</text:p>
      <text:p text:style-name="P23">#include &lt;gsl/gsl_vector.h&gt;</text:p>
      <text:p text:style-name="P23">int main ()</text:p>
      <text:p text:style-name="P23">{ </text:p>
      <text:p text:style-name="P23"><text:s text:c="4"/>int a,b,q,r,x,i,m,s,X,Y,W,Z,d,e,f,A,B,rem,U;</text:p>
      <text:p text:style-name="P23"><text:s text:c="4"/>gsl_vector*v; </text:p>
      <text:p text:style-name="P23"><text:s text:c="4"/>FILE*out=fopen("P2_1Output/question4.txt","w"); </text:p>
      <text:p text:style-name="P23"><text:s text:c="4"/>printf("Enter a (the larger):"); </text:p>
      <text:p text:style-name="P23"><text:s text:c="4"/>scanf("%d",&amp;a); </text:p>
      <text:p text:style-name="P23"><text:s text:c="4"/>v=gsl_vector_alloc(30); </text:p>
      <text:p text:style-name="P23"><text:soft-page-break/><text:s text:c="4"/>printf("\nEnter b (the smaller):"); </text:p>
      <text:p text:style-name="P23"><text:s text:c="4"/>scanf("%d",&amp;b); </text:p>
      <text:p text:style-name="P23"><text:s text:c="4"/>A=a;</text:p>
      <text:p text:style-name="P23"><text:s text:c="4"/>B=b; </text:p>
      <text:p text:style-name="P23"><text:s text:c="4"/>x=0; </text:p>
      <text:p text:style-name="P23"><text:s text:c="4"/>while(b&gt;0) </text:p>
      <text:p text:style-name="P23"><text:s text:c="4"/>{ </text:p>
      <text:p text:style-name="P23"><text:s text:c="8"/>U=r;</text:p>
      <text:p text:style-name="P23"><text:s text:c="8"/>q=a/b;</text:p>
      <text:p text:style-name="P23"><text:s text:c="8"/>r=a-q*b; </text:p>
      <text:p text:style-name="P23"><text:s text:c="8"/>gsl_vector_set(v,x,q); </text:p>
      <text:p text:style-name="P23"><text:s text:c="8"/>a=b;</text:p>
      <text:p text:style-name="P23"><text:s text:c="8"/>b=r; </text:p>
      <text:p text:style-name="P23"><text:s text:c="8"/>++x;</text:p>
      <text:p text:style-name="P23"><text:s text:c="4"/>} </text:p>
      <text:p text:style-name="P23"><text:s text:c="4"/>rem=U; </text:p>
      <text:p text:style-name="P23"><text:s text:c="4"/>X=0;</text:p>
      <text:p text:style-name="P23"><text:s text:c="4"/>W=1; </text:p>
      <text:p text:style-name="P23"><text:s text:c="4"/>Y=1;</text:p>
      <text:p text:style-name="P23"><text:s text:c="4"/>Z=0; </text:p>
      <text:p text:style-name="P23"><text:s text:c="4"/>r=B;</text:p>
      <text:p text:style-name="P23"><text:s text:c="4"/>s=A; </text:p>
      <text:p text:style-name="P23"><text:s text:c="4"/>fprintf(out,"\nr\t\t\tx\ty");</text:p>
      <text:p text:style-name="P23"><text:s text:c="4"/>fprintf(out,"\n%d\t\t1\t0",A);</text:p>
      <text:p text:style-name="P23"><text:s text:c="4"/>fprintf(out,"\n%d\t\t0\t1",B); </text:p>
      <text:p text:style-name="P23"><text:s text:c="4"/>for(i=0;i&lt;x;++i) </text:p>
      <text:p text:style-name="P23"><text:s text:c="4"/>{ </text:p>
      <text:p text:style-name="P23"><text:s text:c="8"/>q=gsl_vector_get(v,i); </text:p>
      <text:p text:style-name="P23"><text:s text:c="8"/>d=r;</text:p>
      <text:p text:style-name="P23"><text:s text:c="8"/>e=X;</text:p>
      <text:p text:style-name="P23"><text:s text:c="8"/>f=Y; </text:p>
      <text:p text:style-name="P23"><text:s text:c="8"/>r=s-q*r;</text:p>
      <text:p text:style-name="P23"><text:s text:c="8"/>X=W-q*X;</text:p>
      <text:p text:style-name="P23"><text:s text:c="8"/>Y=Z-q*Y; </text:p>
      <text:p text:style-name="P23"><text:s text:c="8"/>fprintf(out,"\n%d\t\t\t%d\t%d",r,X,Y); </text:p>
      <text:p text:style-name="P23"><text:s text:c="8"/>s=d;</text:p>
      <text:p text:style-name="P23"><text:s text:c="8"/>W=e;</text:p>
      <text:p text:style-name="P23"><text:s text:c="8"/>Z=f; </text:p>
      <text:p text:style-name="P23"><text:s text:c="4"/>} </text:p>
      <text:p text:style-name="P23"><text:s text:c="4"/>fprintf(out,"\n\nVector q: ( "); </text:p>
      <text:p text:style-name="P23"><text:s text:c="4"/>for(i=0;i&lt;x-1;++i) </text:p>
      <text:p text:style-name="P23"><text:s text:c="4"/>{ </text:p>
      <text:p text:style-name="P23"><text:s text:c="8"/>m=gsl_vector_get(v,i); </text:p>
      <text:p text:style-name="P23"><text:s text:c="8"/>fprintf(out,"%d ",m); </text:p>
      <text:p text:style-name="P23"><text:s text:c="4"/>} </text:p>
      <text:p text:style-name="P23"><text:s text:c="4"/>fprintf(out,")"); </text:p>
      <text:p text:style-name="P23"><text:s text:c="4"/>fprintf(out,"\n\n%d = %d*(%d) + %d*(%d)",rem,A,W,B,Z); </text:p>
      <text:p text:style-name="P23"><text:s text:c="4"/>return 0; </text:p>
      <text:p text:style-name="P23">}</text:p>
      <text:list text:style-name="L8">
        <text:list-item>
          <text:p text:style-name="P11">P2_1question6.c</text:p>
        </text:list-item>
      </text:list>
      <text:p text:style-name="P23">#include &lt;stdio.h&gt;</text:p>
      <text:p text:style-name="P23">#include &lt;math.h&gt;</text:p>
      <text:p text:style-name="P23">#include &lt;gsl/gsl_vector.h&gt;</text:p>
      <text:p text:style-name="P23">#include &lt;P2_1mulmod.h&gt;</text:p>
      <text:p text:style-name="P23">int main ()</text:p>
      <text:p text:style-name="P23">{ </text:p>
      <text:p text:style-name="P23"><text:s text:c="4"/>int a,b,q,r,x,i,m,s,X,Y,W,Z,d,e,f,A,B,rem,U,BB,ans,l,L,DD,ZZZ,YYY,XX;</text:p>
      <text:p text:style-name="P23"><text:s text:c="4"/>double EE, BBN;</text:p>
      <text:p text:style-name="P23"><text:s text:c="4"/>gsl_vector*v;</text:p>
      <text:p text:style-name="P23"><text:s text:c="4"/>FILE*out=fopen("P2_1Output/question6.txt","w"); </text:p>
      <text:p text:style-name="P23"><text:s text:c="4"/>printf("Solve ax = b (modm)");</text:p>
      <text:p text:style-name="P23"><text:s text:c="4"/>printf("\nEnter a:"); </text:p>
      <text:p text:style-name="P23"><text:s text:c="4"/>scanf("%d",&amp;a); </text:p>
      <text:p text:style-name="P23"><text:s text:c="4"/>printf("\nEnter b (wlog smaller than c):");</text:p>
      <text:p text:style-name="P23"><text:s text:c="4"/>scanf("%lf",&amp;BBN); </text:p>
      <text:p text:style-name="P23"><text:s text:c="4"/>BB=BBN; </text:p>
      <text:p text:style-name="P23"><text:s text:c="4"/>printf("\nEnter m:"); </text:p>
      <text:p text:style-name="P23"><text:s text:c="4"/>scanf("%d",&amp;b); </text:p>
      <text:p text:style-name="P23"><text:s text:c="4"/>XX=b;</text:p>
      <text:p text:style-name="P23"><text:s text:c="4"/>l=mulmod(a,1,b);</text:p>
      <text:p text:style-name="P23"><text:s text:c="4"/>L=mulmod(BB,1,b); </text:p>
      <text:p text:style-name="P23"><text:s text:c="4"/>if(l==0) </text:p>
      <text:p text:style-name="P23"><text:s text:c="4"/>{</text:p>
      <text:p text:style-name="P23"><text:s text:c="8"/></text:p>
      <text:p text:style-name="P23"><text:s text:c="8"/>if(L==0) </text:p>
      <text:p text:style-name="P23"><text:s text:c="8"/>{ </text:p>
      <text:p text:style-name="P23"><text:s text:c="12"/>fprintf(out,"x can take the value of any integer, since both a and b are congruent to 0 (mod m)"); </text:p>
      <text:p text:style-name="P23"><text:s text:c="12"/>goto end; </text:p>
      <text:p text:style-name="P23"><text:s text:c="8"/>} </text:p>
      <text:p text:style-name="P23"><text:soft-page-break/><text:s text:c="8"/>else </text:p>
      <text:p text:style-name="P23"><text:s text:c="8"/>{ </text:p>
      <text:p text:style-name="P23"><text:s text:c="12"/>fprintf(out,"No solutions since a is congruent to 0 (mod m), but b is not."); </text:p>
      <text:p text:style-name="P23"><text:s text:c="12"/>goto end; </text:p>
      <text:p text:style-name="P23"><text:s text:c="8"/>} </text:p>
      <text:p text:style-name="P23"><text:s text:c="4"/>} </text:p>
      <text:p text:style-name="P23"><text:s text:c="4"/>v=gsl_vector_alloc(30); </text:p>
      <text:p text:style-name="P23"><text:s text:c="4"/>A=a;</text:p>
      <text:p text:style-name="P23"><text:s text:c="4"/>B=b; </text:p>
      <text:p text:style-name="P23"><text:s text:c="4"/>x=0; </text:p>
      <text:p text:style-name="P23"><text:s text:c="4"/>while(b&gt;0) </text:p>
      <text:p text:style-name="P23"><text:s text:c="4"/>{ </text:p>
      <text:p text:style-name="P23"><text:s text:c="8"/>U=r;</text:p>
      <text:p text:style-name="P23"><text:s text:c="8"/>q=a/b;</text:p>
      <text:p text:style-name="P23"><text:s text:c="8"/>r=a-q*b; </text:p>
      <text:p text:style-name="P23"><text:s text:c="8"/>gsl_vector_set(v,x,q); </text:p>
      <text:p text:style-name="P23"><text:s text:c="8"/>a=b;</text:p>
      <text:p text:style-name="P23"><text:s text:c="8"/>b=r; </text:p>
      <text:p text:style-name="P23"><text:s text:c="8"/>++x; </text:p>
      <text:p text:style-name="P23"><text:s text:c="4"/>} </text:p>
      <text:p text:style-name="P23"><text:s text:c="4"/>rem=U; </text:p>
      <text:p text:style-name="P23"><text:s text:c="4"/>X=0;</text:p>
      <text:p text:style-name="P23"><text:s text:c="4"/>W=1; </text:p>
      <text:p text:style-name="P23"><text:s text:c="4"/>Y=1;</text:p>
      <text:p text:style-name="P23"><text:s text:c="4"/>Z=0; </text:p>
      <text:p text:style-name="P23"><text:s text:c="4"/>r=B;</text:p>
      <text:p text:style-name="P23"><text:s text:c="4"/>s=A; </text:p>
      <text:p text:style-name="P23"><text:s text:c="4"/>fprintf(out,"\nr\tx\ty");</text:p>
      <text:p text:style-name="P23"><text:s text:c="4"/>fprintf(out,"\n%d\t1\t0",A);</text:p>
      <text:p text:style-name="P23"><text:s text:c="4"/>fprintf(out,"\n%d\t0\t1",B); </text:p>
      <text:p text:style-name="P23"><text:s text:c="4"/>for(i=0;i&lt;x;++i) </text:p>
      <text:p text:style-name="P23"><text:s text:c="4"/>{ </text:p>
      <text:p text:style-name="P23"><text:s text:c="8"/>q=gsl_vector_get(v,i); </text:p>
      <text:p text:style-name="P23"><text:s text:c="8"/>d=r;</text:p>
      <text:p text:style-name="P23"><text:s text:c="8"/>e=X;</text:p>
      <text:p text:style-name="P23"><text:s text:c="8"/>f=Y; </text:p>
      <text:p text:style-name="P23"><text:s text:c="8"/>r=s-q*r;</text:p>
      <text:p text:style-name="P23"><text:s text:c="8"/>X=W-q*X;</text:p>
      <text:p text:style-name="P23"><text:s text:c="8"/>Y=Z-q*Y; </text:p>
      <text:p text:style-name="P23"><text:s text:c="8"/>fprintf(out,"\n%d\t%d\t%d",r,X,Y); </text:p>
      <text:p text:style-name="P23"><text:s text:c="8"/>s=d;</text:p>
      <text:p text:style-name="P23"><text:s text:c="8"/>W=e;</text:p>
      <text:p text:style-name="P23"><text:s text:c="8"/>Z=f; </text:p>
      <text:p text:style-name="P23"><text:s text:c="4"/>} </text:p>
      <text:p text:style-name="P23"><text:s text:c="4"/>fprintf(out,"\n\nVector q: ( "); </text:p>
      <text:p text:style-name="P23"><text:s text:c="4"/>for(i=0;i&lt;x-1;++i) </text:p>
      <text:p text:style-name="P23"><text:s text:c="4"/>{ </text:p>
      <text:p text:style-name="P23"><text:s text:c="8"/>m=gsl_vector_get(v,i); </text:p>
      <text:p text:style-name="P23"><text:s text:c="8"/>fprintf(out,"%d ",m); </text:p>
      <text:p text:style-name="P23"><text:s text:c="4"/>} </text:p>
      <text:p text:style-name="P23"><text:s text:c="4"/>fprintf(out,")"); </text:p>
      <text:p text:style-name="P23"><text:s text:c="4"/>fprintf(out,"\n\n%d = %d*(%d) + %d*(%d)",rem,A,W,B,Z); </text:p>
      <text:p text:style-name="P23"><text:s text:c="4"/>ZZZ=rem; </text:p>
      <text:p text:style-name="P23"><text:s text:c="4"/>if(rem==1) </text:p>
      <text:p text:style-name="P23"><text:s text:c="4"/>{ </text:p>
      <text:p text:style-name="P23"><text:s text:c="8"/>W=mulmod(W,1,B); </text:p>
      <text:p text:style-name="P23"><text:s text:c="8"/>ans=W*BB; </text:p>
      <text:p text:style-name="P23"><text:s text:c="8"/>ans=mulmod(ans,1,B); </text:p>
      <text:p text:style-name="P23"><text:s text:c="4"/>} </text:p>
      <text:p text:style-name="P23"><text:s text:c="4"/>else </text:p>
      <text:p text:style-name="P23"><text:s text:c="4"/>{ </text:p>
      <text:p text:style-name="P23"><text:s text:c="8"/>DD=BB/rem;</text:p>
      <text:p text:style-name="P23"><text:s text:c="8"/>EE=BBN/rem; </text:p>
      <text:p text:style-name="P23"><text:s text:c="8"/>if(DD-EE==0) </text:p>
      <text:p text:style-name="P23"><text:s text:c="8"/>{ </text:p>
      <text:p text:style-name="P23"><text:s text:c="12"/>a=A/rem;</text:p>
      <text:p text:style-name="P23"><text:s text:c="12"/>BB=BB/rem;</text:p>
      <text:p text:style-name="P23"><text:s text:c="12"/>b=B/rem; </text:p>
      <text:p text:style-name="P23"><text:s text:c="12"/>l=mulmod(a,1,b);</text:p>
      <text:p text:style-name="P23"><text:s text:c="12"/>L=mulmod(BB,1,b); </text:p>
      <text:p text:style-name="P23"><text:s text:c="12"/>if(l==0) </text:p>
      <text:p text:style-name="P23"><text:s text:c="12"/>{ </text:p>
      <text:p text:style-name="P23"><text:s text:c="12"/>if(L==0) </text:p>
      <text:p text:style-name="P23"><text:s text:c="12"/>{</text:p>
      <text:p text:style-name="P23"><text:s text:c="16"/></text:p>
      <text:p text:style-name="P23"><text:s text:c="16"/>fprintf(out,"x can take the value of any integer, since both a and b are congruent to 0 (mod m)"); </text:p>
      <text:p text:style-name="P23"><text:s text:c="16"/>goto end; </text:p>
      <text:p text:style-name="P23"><text:s text:c="12"/>} </text:p>
      <text:p text:style-name="P23"><text:s text:c="12"/>else </text:p>
      <text:p text:style-name="P23"><text:soft-page-break/><text:s text:c="12"/>{ </text:p>
      <text:p text:style-name="P23"><text:s text:c="16"/>fprintf(out,"No solutions since a is congruent to 0 (mod m), but b is not."); </text:p>
      <text:p text:style-name="P23"><text:s text:c="16"/>goto end; </text:p>
      <text:p text:style-name="P23"><text:s text:c="12"/>} </text:p>
      <text:p text:style-name="P23"><text:s text:c="8"/>} </text:p>
      <text:p text:style-name="P23"><text:s text:c="8"/>v=gsl_vector_alloc(30); </text:p>
      <text:p text:style-name="P23"><text:s text:c="8"/>A=a;</text:p>
      <text:p text:style-name="P23"><text:s text:c="8"/>B=b; </text:p>
      <text:p text:style-name="P23"><text:s text:c="8"/>x=0; </text:p>
      <text:p text:style-name="P23"><text:s text:c="8"/>while(b&gt;0) </text:p>
      <text:p text:style-name="P23"><text:s text:c="8"/>{ </text:p>
      <text:p text:style-name="P23"><text:s text:c="12"/>U=r;</text:p>
      <text:p text:style-name="P23"><text:s text:c="12"/>q=a/b;</text:p>
      <text:p text:style-name="P23"><text:s text:c="12"/>r=a-q*b; </text:p>
      <text:p text:style-name="P23"><text:s text:c="12"/>gsl_vector_set(v,x,q); </text:p>
      <text:p text:style-name="P23"><text:s text:c="12"/>a=b;</text:p>
      <text:p text:style-name="P23"><text:s text:c="12"/>b=r; </text:p>
      <text:p text:style-name="P23"><text:s text:c="12"/>++x; </text:p>
      <text:p text:style-name="P23"><text:s text:c="8"/>} </text:p>
      <text:p text:style-name="P23"><text:s text:c="8"/>rem=U;</text:p>
      <text:p text:style-name="P23"><text:s text:c="8"/>X=0;</text:p>
      <text:p text:style-name="P23"><text:s text:c="8"/>W=1; </text:p>
      <text:p text:style-name="P23"><text:s text:c="8"/>Y=1;</text:p>
      <text:p text:style-name="P23"><text:s text:c="8"/>Z=0; </text:p>
      <text:p text:style-name="P23"><text:s text:c="8"/>r=B;</text:p>
      <text:p text:style-name="P23"><text:s text:c="8"/>s=A; </text:p>
      <text:p text:style-name="P23"><text:s text:c="8"/>fprintf(out,"\nr\tx\ty");</text:p>
      <text:p text:style-name="P23"><text:s text:c="8"/>fprintf(out,"\n%d\t1\t0",A);</text:p>
      <text:p text:style-name="P23"><text:s text:c="8"/>fprintf(out,"\n%d\t0\t1",B); </text:p>
      <text:p text:style-name="P23"><text:s text:c="8"/>for(i=0;i&lt;x;++i) </text:p>
      <text:p text:style-name="P23"><text:s text:c="8"/>{ </text:p>
      <text:p text:style-name="P23"><text:s text:c="12"/>q=gsl_vector_get(v,i); </text:p>
      <text:p text:style-name="P23"><text:s text:c="12"/>d=r;</text:p>
      <text:p text:style-name="P23"><text:s text:c="12"/>e=X;</text:p>
      <text:p text:style-name="P23"><text:s text:c="12"/>f=Y; </text:p>
      <text:p text:style-name="P23"><text:s text:c="12"/>r=s-q*r;</text:p>
      <text:p text:style-name="P23"><text:s text:c="12"/>X=W-q*X;</text:p>
      <text:p text:style-name="P23"><text:s text:c="12"/>Y=Z-q*Y; </text:p>
      <text:p text:style-name="P23"><text:s text:c="12"/>fprintf(out,"\n%d\t%d\t%d",r,X,Y); </text:p>
      <text:p text:style-name="P23"><text:s text:c="12"/>s=d;</text:p>
      <text:p text:style-name="P23"><text:s text:c="12"/>W=e;</text:p>
      <text:p text:style-name="P23"><text:s text:c="12"/>Z=f; </text:p>
      <text:p text:style-name="P23"><text:s text:c="8"/>} </text:p>
      <text:p text:style-name="P23"><text:s text:c="8"/>fprintf(out,"\n\nVector q: ( "); </text:p>
      <text:p text:style-name="P23"><text:s text:c="8"/>for(i=0;i&lt;x-1;++i) </text:p>
      <text:p text:style-name="P23"><text:s text:c="8"/>{ </text:p>
      <text:p text:style-name="P23"><text:s text:c="12"/>m=gsl_vector_get(v,i); </text:p>
      <text:p text:style-name="P23"><text:s text:c="12"/>fprintf(out,"%d ",m); </text:p>
      <text:p text:style-name="P23"><text:s text:c="8"/>} </text:p>
      <text:p text:style-name="P23"><text:s text:c="8"/>fprintf(out,")"); </text:p>
      <text:p text:style-name="P23"><text:s text:c="8"/>fprintf(out,"\n\n%d = %d*(%d) + %d*(%d)",rem,A,W,B,Z); </text:p>
      <text:p text:style-name="P23"><text:s text:c="8"/>ans=W*(BB); </text:p>
      <text:p text:style-name="P23"><text:s text:c="8"/>fprintf(out,"\nAnswers= %d",ans); </text:p>
      <text:p text:style-name="P23"><text:s text:c="8"/>fprintf(out,"\n\nZZZ=%d\n\n",ZZZ); </text:p>
      <text:p text:style-name="P23"><text:s text:c="8"/>fprintf(out,"XX=%d",XX);</text:p>
      <text:p text:style-name="P23"><text:s text:c="8"/>for(i=0;i&lt;ZZZ;++i) </text:p>
      <text:p text:style-name="P23"><text:s text:c="8"/>{ </text:p>
      <text:p text:style-name="P23"><text:s text:c="12"/>YYY=ans+i*B; </text:p>
      <text:p text:style-name="P23"><text:s text:c="12"/>YYY=mulmod(YYY,1,XX); </text:p>
      <text:p text:style-name="P23"><text:s text:c="12"/>fprintf(out,"\n%d\t\t%d",i,YYY); </text:p>
      <text:p text:style-name="P23"><text:s text:c="8"/>} </text:p>
      <text:p text:style-name="P23"><text:s text:c="8"/>} </text:p>
      <text:p text:style-name="P23"><text:s text:c="8"/>else </text:p>
      <text:p text:style-name="P23"><text:s text:c="8"/>{ </text:p>
      <text:p text:style-name="P23"><text:s text:c="12"/>fprintf(out,"No solution since gcd(a,m) does not divide b."); </text:p>
      <text:p text:style-name="P23"><text:s text:c="12"/>goto end; </text:p>
      <text:p text:style-name="P23"><text:s text:c="8"/>} </text:p>
      <text:p text:style-name="P23"><text:s text:c="4"/>} </text:p>
      <text:p text:style-name="P23"><text:s text:c="4"/>fprintf(out,"\nAnswer = %d",ans); </text:p>
      <text:p text:style-name="P23"><text:s text:c="4"/>end: </text:p>
      <text:p text:style-name="P23"><text:s text:c="4"/>return 0; </text:p>
      <text:p text:style-name="P23">}</text:p>
      <text:list text:style-name="L9">
        <text:list-item>
          <text:p text:style-name="P12">P2_1question9.c</text:p>
        </text:list-item>
      </text:list>
      <text:p text:style-name="P23">#include &lt;P2_1declare.h&gt;</text:p>
      <text:p text:style-name="P23">#include &lt;stdio.h&gt;</text:p>
      <text:p text:style-name="P23">#include &lt;P2_1question3.h&gt;</text:p>
      <text:p text:style-name="P23">#include &lt;P2_1question6.h&gt;</text:p>
      <text:p text:style-name="P23">int main ()</text:p>
      <text:p text:style-name="P23">{ </text:p>
      <text:p text:style-name="P23"><text:soft-page-break/><text:s text:c="4"/>int H,e,ANS;</text:p>
      <text:p text:style-name="P23"><text:s text:c="4"/>double q; </text:p>
      <text:p text:style-name="P23"><text:s text:c="4"/>printf("Enter n:"); </text:p>
      <text:p text:style-name="P23"><text:s text:c="4"/>scanf("%lf",&amp;q); </text:p>
      <text:p text:style-name="P23"><text:s text:c="4"/>printf("Enter e:"); </text:p>
      <text:p text:style-name="P23"><text:s text:c="4"/>scanf("%d",&amp;e); </text:p>
      <text:p text:style-name="P23"><text:s text:c="4"/>question3(q); </text:p>
      <text:p text:style-name="P23"><text:s text:c="4"/>printf("\n%lf %lf",P,Q); </text:p>
      <text:p text:style-name="P23"><text:s text:c="4"/>H=(P-1)*(Q-1); </text:p>
      <text:p text:style-name="P23"><text:s text:c="4"/>printf("%d",H); </text:p>
      <text:p text:style-name="P23"><text:s text:c="4"/>e=e+H; </text:p>
      <text:p text:style-name="P23"><text:s text:c="4"/>ANS=question6(e,1.0,H); </text:p>
      <text:p text:style-name="P23"><text:s text:c="4"/>return ANS; </text:p>
      <text:p text:style-name="P23">}</text:p>
      <text:list text:style-name="L10">
        <text:list-item>
          <text:p text:style-name="P13">P2_1question10.c</text:p>
        </text:list-item>
      </text:list>
      <text:p text:style-name="P23">#include &lt;stdio.h&gt;</text:p>
      <text:p text:style-name="P23">#include &lt;math.h&gt;</text:p>
      <text:p text:style-name="P23">#include &lt;P2_1mulmod.h&gt;</text:p>
      <text:p text:style-name="P23">int main()</text:p>
      <text:p text:style-name="P23">{ </text:p>
      <text:p text:style-name="P23"><text:s text:c="4"/>int c,d,n,f,i; </text:p>
      <text:p text:style-name="P23"><text:s text:c="4"/>printf("Enter n:"); </text:p>
      <text:p text:style-name="P23"><text:s text:c="4"/>scanf("%d",&amp;n); </text:p>
      <text:p text:style-name="P23"><text:s text:c="4"/>printf("Enter c:"); </text:p>
      <text:p text:style-name="P23"><text:s text:c="4"/>scanf("%d",&amp;c); </text:p>
      <text:p text:style-name="P23"><text:s text:c="4"/>printf("Enter d:"); </text:p>
      <text:p text:style-name="P23"><text:s text:c="4"/>scanf("%d",&amp;d); </text:p>
      <text:p text:style-name="P23"><text:s text:c="4"/>f=c; </text:p>
      <text:p text:style-name="P23"><text:s text:c="4"/>for(i=1;i&lt;d;++i) </text:p>
      <text:p text:style-name="P23"><text:s text:c="4"/>{ </text:p>
      <text:p text:style-name="P23"><text:s text:c="8"/>c=c*f; </text:p>
      <text:p text:style-name="P23"><text:s text:c="8"/>c=mulmod(c,1,n); </text:p>
      <text:p text:style-name="P23"><text:s text:c="4"/>} </text:p>
      <text:p text:style-name="P23"><text:s text:c="4"/>printf("m=%d",c); </text:p>
      <text:p text:style-name="P23"><text:s text:c="4"/>return 0; </text:p>
      <text:p text:style-name="P23">}</text:p>
      <text:p text:style-name="P23"/>
      <text:p text:style-name="P2">Header Files</text:p>
      <text:p text:style-name="P4"/>
      <text:list text:style-name="L11">
        <text:list-item>
          <text:p text:style-name="P14">P2_1conversion.h</text:p>
        </text:list-item>
      </text:list>
      <text:p text:style-name="P23">#include &lt;stdio.h&gt;</text:p>
      <text:p text:style-name="P23">int convert(int a)</text:p>
      <text:p text:style-name="P23">{</text:p>
      <text:p text:style-name="P23"><text:s text:c="4"/>char *b;</text:p>
      <text:p text:style-name="P23"><text:s text:c="4"/>if(a==0)</text:p>
      <text:p text:style-name="P23"><text:s text:c="4"/>{</text:p>
      <text:p text:style-name="P23"><text:s text:c="8"/>b=" ";</text:p>
      <text:p text:style-name="P23"><text:s text:c="4"/>}</text:p>
      <text:p text:style-name="P23"><text:s text:c="4"/>if(a==1)</text:p>
      <text:p text:style-name="P23"><text:s text:c="4"/>{</text:p>
      <text:p text:style-name="P23"><text:s text:c="8"/>b="a";</text:p>
      <text:p text:style-name="P23"><text:s text:c="4"/>}</text:p>
      <text:p text:style-name="P23"><text:s text:c="4"/>if(a==2)</text:p>
      <text:p text:style-name="P23"><text:s text:c="4"/>{</text:p>
      <text:p text:style-name="P23"><text:s text:c="8"/>b="b";</text:p>
      <text:p text:style-name="P23"><text:s text:c="4"/>}</text:p>
      <text:p text:style-name="P23"><text:s text:c="4"/>if(a==3)</text:p>
      <text:p text:style-name="P23"><text:s text:c="4"/>{</text:p>
      <text:p text:style-name="P23"><text:s text:c="8"/>b="c";</text:p>
      <text:p text:style-name="P23"><text:s text:c="4"/>}</text:p>
      <text:p text:style-name="P23"><text:s text:c="4"/>if(a==4)</text:p>
      <text:p text:style-name="P23"><text:s text:c="4"/>{ <text:s text:c="6"/></text:p>
      <text:p text:style-name="P23"><text:s text:c="8"/>b="d";</text:p>
      <text:p text:style-name="P23"><text:s text:c="4"/>}</text:p>
      <text:p text:style-name="P23"><text:s text:c="4"/>if(a==5)</text:p>
      <text:p text:style-name="P23"><text:s text:c="4"/>{</text:p>
      <text:p text:style-name="P23"><text:s text:c="8"/>b="e";</text:p>
      <text:p text:style-name="P23"><text:s text:c="4"/>}</text:p>
      <text:p text:style-name="P23"><text:s text:c="4"/>if(a==6)</text:p>
      <text:p text:style-name="P23"><text:s text:c="4"/>{</text:p>
      <text:p text:style-name="P23"><text:s text:c="8"/>b="f";</text:p>
      <text:p text:style-name="P23"><text:s text:c="4"/>}</text:p>
      <text:p text:style-name="P23"><text:s text:c="4"/>if(a==7)</text:p>
      <text:p text:style-name="P23"><text:s text:c="4"/>{</text:p>
      <text:p text:style-name="P23"><text:s text:c="8"/>b="g";</text:p>
      <text:p text:style-name="P23"><text:s text:c="4"/>}</text:p>
      <text:p text:style-name="P23"><text:s text:c="4"/>if(a==8)</text:p>
      <text:p text:style-name="P23"><text:s text:c="4"/>{</text:p>
      <text:p text:style-name="P23"><text:soft-page-break/><text:s text:c="8"/>b="h";</text:p>
      <text:p text:style-name="P23"><text:s text:c="4"/>}</text:p>
      <text:p text:style-name="P23"><text:s text:c="4"/>if(a==9)</text:p>
      <text:p text:style-name="P23"><text:s text:c="4"/>{</text:p>
      <text:p text:style-name="P23"><text:s text:c="8"/>b="i";</text:p>
      <text:p text:style-name="P23"><text:s text:c="4"/>}</text:p>
      <text:p text:style-name="P23"><text:s text:c="4"/>if(a==10)</text:p>
      <text:p text:style-name="P23"><text:s text:c="4"/>{</text:p>
      <text:p text:style-name="P23"><text:s text:c="8"/>b="j";</text:p>
      <text:p text:style-name="P23"><text:s text:c="4"/>}</text:p>
      <text:p text:style-name="P23"><text:s text:c="4"/>if(a==11)</text:p>
      <text:p text:style-name="P23"><text:s text:c="4"/>{</text:p>
      <text:p text:style-name="P23"><text:s text:c="8"/>b="k";</text:p>
      <text:p text:style-name="P23"><text:s text:c="4"/>}</text:p>
      <text:p text:style-name="P23"><text:s text:c="4"/>if(a==12)</text:p>
      <text:p text:style-name="P23"><text:s text:c="4"/>{</text:p>
      <text:p text:style-name="P23"><text:s text:c="8"/>b="l";</text:p>
      <text:p text:style-name="P23"><text:s text:c="4"/>}</text:p>
      <text:p text:style-name="P23"><text:s text:c="4"/>if(a==13)</text:p>
      <text:p text:style-name="P23"><text:s text:c="4"/>{</text:p>
      <text:p text:style-name="P23"><text:s text:c="8"/>b="m";</text:p>
      <text:p text:style-name="P23"><text:s text:c="4"/>}</text:p>
      <text:p text:style-name="P23"><text:s text:c="4"/>if(a==14)</text:p>
      <text:p text:style-name="P23"><text:s text:c="4"/>{</text:p>
      <text:p text:style-name="P23"><text:s text:c="8"/>b="n";</text:p>
      <text:p text:style-name="P23"><text:s text:c="4"/>}</text:p>
      <text:p text:style-name="P23"><text:s text:c="4"/>if(a==15)</text:p>
      <text:p text:style-name="P23"><text:s text:c="4"/>{</text:p>
      <text:p text:style-name="P23"><text:s text:c="8"/>b="o";</text:p>
      <text:p text:style-name="P23"><text:s text:c="4"/>}</text:p>
      <text:p text:style-name="P23"><text:s text:c="4"/>if(a==16)</text:p>
      <text:p text:style-name="P23"><text:s text:c="4"/>{</text:p>
      <text:p text:style-name="P23"><text:s text:c="8"/>b="p";</text:p>
      <text:p text:style-name="P23"><text:s text:c="4"/>}</text:p>
      <text:p text:style-name="P23"><text:s text:c="4"/>if(a==17)</text:p>
      <text:p text:style-name="P23"><text:s text:c="4"/>{</text:p>
      <text:p text:style-name="P23"><text:s text:c="8"/>b="q";</text:p>
      <text:p text:style-name="P23"><text:s text:c="4"/>}</text:p>
      <text:p text:style-name="P23"><text:s text:c="4"/>if(a==18)</text:p>
      <text:p text:style-name="P23"><text:s text:c="4"/>{</text:p>
      <text:p text:style-name="P23"><text:s text:c="8"/>b="r";</text:p>
      <text:p text:style-name="P23"><text:s text:c="4"/>}</text:p>
      <text:p text:style-name="P23"><text:s text:c="4"/>if(a==19)</text:p>
      <text:p text:style-name="P23"><text:s text:c="4"/>{</text:p>
      <text:p text:style-name="P23"><text:s text:c="8"/>b="s";</text:p>
      <text:p text:style-name="P23"><text:s text:c="4"/>}</text:p>
      <text:p text:style-name="P23"><text:s text:c="4"/>if(a==20)</text:p>
      <text:p text:style-name="P23"><text:s text:c="4"/>{</text:p>
      <text:p text:style-name="P23"><text:s text:c="8"/>b="t";</text:p>
      <text:p text:style-name="P23"><text:s text:c="4"/>}</text:p>
      <text:p text:style-name="P23"><text:s text:c="4"/>if(a==21)</text:p>
      <text:p text:style-name="P23"><text:s text:c="4"/>{</text:p>
      <text:p text:style-name="P23"><text:s text:c="8"/>b="u";</text:p>
      <text:p text:style-name="P23"><text:s text:c="4"/>}</text:p>
      <text:p text:style-name="P23"><text:s text:c="4"/>if(a==22)</text:p>
      <text:p text:style-name="P23"><text:s text:c="4"/>{</text:p>
      <text:p text:style-name="P23"><text:s text:c="8"/>b="v";</text:p>
      <text:p text:style-name="P23"><text:s text:c="4"/>}</text:p>
      <text:p text:style-name="P23"><text:s text:c="4"/>if(a==23)</text:p>
      <text:p text:style-name="P23"><text:s text:c="4"/>{</text:p>
      <text:p text:style-name="P23"><text:s text:c="8"/>b="w";</text:p>
      <text:p text:style-name="P23"><text:s text:c="4"/>}</text:p>
      <text:p text:style-name="P23"><text:s text:c="4"/>if(a==24)</text:p>
      <text:p text:style-name="P23"><text:s text:c="4"/>{</text:p>
      <text:p text:style-name="P23"><text:s text:c="8"/>b="x";</text:p>
      <text:p text:style-name="P23"><text:s text:c="4"/>}</text:p>
      <text:p text:style-name="P23"><text:s text:c="4"/>if(a==25)</text:p>
      <text:p text:style-name="P23"><text:s text:c="4"/>{</text:p>
      <text:p text:style-name="P23"><text:s text:c="8"/>b="y";</text:p>
      <text:p text:style-name="P23"><text:s text:c="4"/>}</text:p>
      <text:p text:style-name="P23"><text:s text:c="4"/>if(a==26)</text:p>
      <text:p text:style-name="P23"><text:s text:c="4"/>{</text:p>
      <text:p text:style-name="P23"><text:s text:c="8"/>b="z";</text:p>
      <text:p text:style-name="P23"><text:s text:c="4"/>}</text:p>
      <text:p text:style-name="P23"><text:s text:c="4"/>return *b;</text:p>
      <text:p text:style-name="P23">}</text:p>
      <text:list text:style-name="L12">
        <text:list-item>
          <text:p text:style-name="P15">P2_1declare.h</text:p>
        </text:list-item>
      </text:list>
      <text:p text:style-name="P23">double BBN,P,Q;</text:p>
      <text:p text:style-name="P23">int a,b;</text:p>
      <text:list text:style-name="L13">
        <text:list-item>
          <text:p text:style-name="P16"><text:soft-page-break/>P2_1mulmod.h</text:p>
        </text:list-item>
      </text:list>
      <text:p text:style-name="P23">#include &lt;stdio.h&gt;</text:p>
      <text:p text:style-name="P23">int mulmod(int n,int m,int p)</text:p>
      <text:p text:style-name="P23">{</text:p>
      <text:p text:style-name="P23"><text:tab/>int k;</text:p>
      <text:p text:style-name="P23"><text:tab/>int z;</text:p>
      <text:p text:style-name="P23"><text:tab/>if(0&lt;=m*n)</text:p>
      <text:p text:style-name="P23"><text:tab/>{</text:p>
      <text:p text:style-name="P23"><text:tab/><text:tab/>k=(m*n)/p;</text:p>
      <text:p text:style-name="P23"><text:tab/><text:tab/>z=(m*n)-(k)*p;</text:p>
      <text:p text:style-name="P23"><text:tab/>}</text:p>
      <text:p text:style-name="P23"><text:tab/>else</text:p>
      <text:p text:style-name="P23"><text:tab/>{</text:p>
      <text:p text:style-name="P23"><text:tab/><text:tab/>k=(m*n)/p;</text:p>
      <text:p text:style-name="P23"><text:tab/><text:tab/>z=(m*n)-(k)*p+p;</text:p>
      <text:p text:style-name="P23"><text:tab/>}</text:p>
      <text:p text:style-name="P23"><text:tab/>if(z==p)</text:p>
      <text:p text:style-name="P23"><text:tab/>{</text:p>
      <text:p text:style-name="P23"><text:tab/><text:tab/>z=0;</text:p>
      <text:p text:style-name="P23"><text:tab/>}</text:p>
      <text:p text:style-name="P23"><text:tab/>return z;</text:p>
      <text:p text:style-name="P23">}</text:p>
      <text:list text:style-name="L14">
        <text:list-item>
          <text:p text:style-name="P17">P2_1question1.h</text:p>
        </text:list-item>
      </text:list>
      <text:p text:style-name="P23">#include &lt;stdio.h&gt;</text:p>
      <text:p text:style-name="P23">#include &lt;math.h&gt;</text:p>
      <text:p text:style-name="P23">int question1(float q)</text:p>
      <text:p text:style-name="P23">{</text:p>
      <text:p text:style-name="P23"><text:s text:c="4"/>int i,n,j,x,m;</text:p>
      <text:p text:style-name="P23"><text:s text:c="4"/>float r;</text:p>
      <text:p text:style-name="P23"><text:s text:c="4"/>n=q;</text:p>
      <text:p text:style-name="P23"><text:s text:c="4"/>x=sqrt(n);</text:p>
      <text:p text:style-name="P23"><text:s text:c="4"/>j=1;</text:p>
      <text:p text:style-name="P23"><text:s text:c="4"/>for(i=2;i&lt;=x;++i)</text:p>
      <text:p text:style-name="P23"><text:s text:c="4"/>{</text:p>
      <text:p text:style-name="P23"><text:s text:c="8"/>m=n/i;</text:p>
      <text:p text:style-name="P23"><text:s text:c="8"/>r=q/i;</text:p>
      <text:p text:style-name="P23"><text:s text:c="8"/>if(m-r==0)</text:p>
      <text:p text:style-name="P23"><text:s text:c="8"/>{</text:p>
      <text:p text:style-name="P23"><text:s text:c="12"/>j=0;</text:p>
      <text:p text:style-name="P23"><text:s text:c="8"/>}</text:p>
      <text:p text:style-name="P23"><text:s text:c="4"/>}</text:p>
      <text:p text:style-name="P23"><text:s text:c="4"/>if(j==1)</text:p>
      <text:p text:style-name="P23"><text:s text:c="4"/>{</text:p>
      <text:p text:style-name="P23"><text:s text:c="8"/>return 1;</text:p>
      <text:p text:style-name="P23"><text:s text:c="4"/>}</text:p>
      <text:p text:style-name="P23"><text:s text:c="4"/>else</text:p>
      <text:p text:style-name="P23"><text:s text:c="4"/>{</text:p>
      <text:p text:style-name="P23"><text:s text:c="8"/>return 0;</text:p>
      <text:p text:style-name="P23"><text:s text:c="4"/>}</text:p>
      <text:p text:style-name="P23">}</text:p>
      <text:list text:style-name="L15">
        <text:list-item>
          <text:p text:style-name="P18">P2_1question3.h</text:p>
        </text:list-item>
      </text:list>
      <text:p text:style-name="P23">#include &lt;stdio.h&gt;</text:p>
      <text:p text:style-name="P23">#include &lt;math.h&gt;</text:p>
      <text:p text:style-name="P23">int question3 (double q)</text:p>
      <text:p text:style-name="P23">{</text:p>
      <text:p text:style-name="P23"><text:s text:c="4"/>int n,m,k;</text:p>
      <text:p text:style-name="P23"><text:s text:c="4"/>double z,r;</text:p>
      <text:p text:style-name="P23"><text:s text:c="4"/>if(q&lt;0)</text:p>
      <text:p text:style-name="P23"><text:s text:c="4"/>{</text:p>
      <text:p text:style-name="P23"><text:s text:c="8"/>printf("Negative number entered.");</text:p>
      <text:p text:style-name="P23"><text:s text:c="4"/>}</text:p>
      <text:p text:style-name="P23"><text:s text:c="4"/>z=q;</text:p>
      <text:p text:style-name="P23"><text:s text:c="4"/>k=2;</text:p>
      <text:p text:style-name="P23"><text:s text:c="4"/>printf("Prime factors:\t");</text:p>
      <text:p text:style-name="P23"><text:s text:c="4"/>while(q&gt;1 &amp;&amp; k&lt;=sqrt(q))</text:p>
      <text:p text:style-name="P23"><text:s text:c="4"/>{</text:p>
      <text:p text:style-name="P23"><text:s text:c="8"/>n=q;</text:p>
      <text:p text:style-name="P23"><text:s text:c="8"/>m=n/k;</text:p>
      <text:p text:style-name="P23"><text:s text:c="8"/>r=q/k;</text:p>
      <text:p text:style-name="P23"><text:s text:c="8"/>if(m-r==0)</text:p>
      <text:p text:style-name="P23"><text:s text:c="8"/>{</text:p>
      <text:p text:style-name="P23"><text:s text:c="12"/>P=k;</text:p>
      <text:p text:style-name="P23"><text:s text:c="12"/>q=r;</text:p>
      <text:p text:style-name="P23"><text:s text:c="8"/>}</text:p>
      <text:p text:style-name="P23"><text:s text:c="8"/>else</text:p>
      <text:p text:style-name="P23"><text:s text:c="8"/>{</text:p>
      <text:p text:style-name="P23"><text:s text:c="12"/>++k;</text:p>
      <text:p text:style-name="P23"><text:s text:c="8"/>}</text:p>
      <text:p text:style-name="P23"><text:s text:c="4"/>}</text:p>
      <text:p text:style-name="P23"><text:soft-page-break/><text:s text:c="4"/>n=q;</text:p>
      <text:p text:style-name="P23"><text:s text:c="4"/>Q=n;</text:p>
      <text:p text:style-name="P23"><text:s text:c="4"/>return 0;</text:p>
      <text:p text:style-name="P23">}</text:p>
      <text:list text:style-name="L16">
        <text:list-item>
          <text:p text:style-name="P19">P2_1question6.h</text:p>
        </text:list-item>
      </text:list>
      <text:p text:style-name="P23">#include &lt;stdio.h&gt;</text:p>
      <text:p text:style-name="P23">#include &lt;math.h&gt;</text:p>
      <text:p text:style-name="P23">#include &lt;gsl/gsl_vector.h&gt;</text:p>
      <text:p text:style-name="P23">#include &lt;P2_1mulmod.h&gt;</text:p>
      <text:p text:style-name="P23">int question6(int a, double BBN, int b)</text:p>
      <text:p text:style-name="P23">{</text:p>
      <text:p text:style-name="P23"><text:s text:c="4"/>int q,r,x,i,m,s,X,Y,W,Z,d,e,f,A,B,rem,U,BB,ans,l,L,DD,ZZZ,YYY,XX;</text:p>
      <text:p text:style-name="P23"><text:s text:c="4"/>double EE;</text:p>
      <text:p text:style-name="P23"><text:s text:c="4"/>gsl_vector*v;</text:p>
      <text:p text:style-name="P23"><text:s text:c="4"/>FILE*out=fopen("P2_1Output/question9.txt","w");</text:p>
      <text:p text:style-name="P23"><text:s text:c="4"/>XX=b;</text:p>
      <text:p text:style-name="P23"><text:s text:c="4"/>BB=BBN;</text:p>
      <text:p text:style-name="P23"><text:s text:c="4"/>l=mulmod(a,1,b);</text:p>
      <text:p text:style-name="P23"><text:s text:c="4"/>L=mulmod(BB,1,b);</text:p>
      <text:p text:style-name="P23"><text:s text:c="4"/>if(l==0)</text:p>
      <text:p text:style-name="P23"><text:s text:c="4"/>{</text:p>
      <text:p text:style-name="P23"><text:s text:c="8"/>if(L==0)</text:p>
      <text:p text:style-name="P23"><text:s text:c="8"/>{</text:p>
      <text:p text:style-name="P23"><text:s text:c="12"/>fprintf(out,"x can take the value of any integer, since both a and b are congruent to 0 (mod m)");</text:p>
      <text:p text:style-name="P23"><text:s text:c="12"/>goto end;</text:p>
      <text:p text:style-name="P23"><text:s text:c="8"/>}</text:p>
      <text:p text:style-name="P23"><text:s text:c="8"/>else</text:p>
      <text:p text:style-name="P23"><text:s text:c="8"/>{</text:p>
      <text:p text:style-name="P23"><text:s text:c="12"/>fprintf(out,"No solutions since a is congruent to 0 (mod m), but b is not.");</text:p>
      <text:p text:style-name="P23"><text:s text:c="12"/>goto end;</text:p>
      <text:p text:style-name="P23"><text:s text:c="8"/>}</text:p>
      <text:p text:style-name="P23"><text:s text:c="4"/>}</text:p>
      <text:p text:style-name="P23"><text:s text:c="4"/>v=gsl_vector_alloc(30);</text:p>
      <text:p text:style-name="P23"><text:s text:c="4"/>A=a;</text:p>
      <text:p text:style-name="P23"><text:s text:c="4"/>B=b;</text:p>
      <text:p text:style-name="P23"><text:s text:c="4"/>x=0;</text:p>
      <text:p text:style-name="P23"><text:s text:c="4"/>while(b&gt;0)</text:p>
      <text:p text:style-name="P23"><text:s text:c="4"/>{</text:p>
      <text:p text:style-name="P23"><text:s text:c="8"/>U=r;</text:p>
      <text:p text:style-name="P23"><text:s text:c="8"/>q=a/b;</text:p>
      <text:p text:style-name="P23"><text:s text:c="8"/>r=a-q*b;</text:p>
      <text:p text:style-name="P23"><text:s text:c="8"/>gsl_vector_set(v,x,q);</text:p>
      <text:p text:style-name="P23"><text:s text:c="8"/>a=b;</text:p>
      <text:p text:style-name="P23"><text:s text:c="8"/>b=r;</text:p>
      <text:p text:style-name="P23"><text:s text:c="8"/>++x;</text:p>
      <text:p text:style-name="P23"><text:s text:c="4"/>}</text:p>
      <text:p text:style-name="P23"><text:s text:c="4"/>rem=U;</text:p>
      <text:p text:style-name="P23"><text:s text:c="4"/>X=0;</text:p>
      <text:p text:style-name="P23"><text:s text:c="4"/>W=1;</text:p>
      <text:p text:style-name="P23"><text:s text:c="4"/>Y=1;</text:p>
      <text:p text:style-name="P23"><text:s text:c="4"/>Z=0;</text:p>
      <text:p text:style-name="P23"><text:s text:c="4"/>r=B;</text:p>
      <text:p text:style-name="P23"><text:s text:c="4"/>s=A;</text:p>
      <text:p text:style-name="P23"><text:s text:c="4"/>fprintf(out,"\nr\tx\ty");</text:p>
      <text:p text:style-name="P23"><text:s text:c="4"/>fprintf(out,"\n%d\t1\t0",A);</text:p>
      <text:p text:style-name="P23"><text:s text:c="4"/>fprintf(out,"\n%d\t0\t1",B);</text:p>
      <text:p text:style-name="P23"><text:s text:c="4"/>for(i=0;i&lt;x;++i)</text:p>
      <text:p text:style-name="P23"><text:s text:c="4"/>{</text:p>
      <text:p text:style-name="P23"><text:s text:c="8"/>q=gsl_vector_get(v,i); </text:p>
      <text:p text:style-name="P23"><text:s text:c="8"/>d=r;</text:p>
      <text:p text:style-name="P23"><text:s text:c="8"/>e=X;</text:p>
      <text:p text:style-name="P23"><text:s text:c="8"/>f=Y;</text:p>
      <text:p text:style-name="P23"><text:s text:c="8"/>r=s-q*r;</text:p>
      <text:p text:style-name="P23"><text:s text:c="8"/>X=W-q*X;</text:p>
      <text:p text:style-name="P23"><text:s text:c="8"/>Y=Z-q*Y;</text:p>
      <text:p text:style-name="P23"><text:s text:c="8"/>fprintf(out,"\n%d\t%d\t%d",r,X,Y);</text:p>
      <text:p text:style-name="P23"><text:s text:c="8"/>s=d;</text:p>
      <text:p text:style-name="P23"><text:s text:c="8"/>W=e;</text:p>
      <text:p text:style-name="P23"><text:s text:c="8"/>Z=f;</text:p>
      <text:p text:style-name="P23"><text:s text:c="4"/>}</text:p>
      <text:p text:style-name="P23"><text:s text:c="4"/>fprintf(out,"\n\nVector q: ( ");</text:p>
      <text:p text:style-name="P23"><text:s text:c="4"/>for(i=0;i&lt;x-1;++i)</text:p>
      <text:p text:style-name="P23"><text:s text:c="4"/>{</text:p>
      <text:p text:style-name="P23"><text:s text:c="8"/>m=gsl_vector_get(v,i);</text:p>
      <text:p text:style-name="P23"><text:s text:c="8"/>fprintf(out,"%d ",m);</text:p>
      <text:p text:style-name="P23"><text:s text:c="4"/>}</text:p>
      <text:p text:style-name="P23"><text:s text:c="4"/>fprintf(out,")");</text:p>
      <text:p text:style-name="P23"><text:s text:c="4"/>fprintf(out,"\n\n%d = %d*(%d) + %d*(%d)",rem,A,W,B,Z);</text:p>
      <text:p text:style-name="P23"><text:s text:c="4"/>ZZZ=rem;</text:p>
      <text:p text:style-name="P23"><text:soft-page-break/><text:s text:c="4"/>if(rem==1)</text:p>
      <text:p text:style-name="P23"><text:s text:c="4"/>{</text:p>
      <text:p text:style-name="P23"><text:s text:c="8"/>W=mulmod(W,1,B);</text:p>
      <text:p text:style-name="P23"><text:s text:c="8"/>ans=W*BB;</text:p>
      <text:p text:style-name="P23"><text:s text:c="8"/>fprintf(out,"\nAnswer = %d\nBB=%d",ans,BB);</text:p>
      <text:p text:style-name="P23"><text:s text:c="4"/>}</text:p>
      <text:p text:style-name="P23"><text:s text:c="4"/>else</text:p>
      <text:p text:style-name="P23"><text:s text:c="4"/>{</text:p>
      <text:p text:style-name="P23"><text:s text:c="8"/>DD=BB/rem;</text:p>
      <text:p text:style-name="P23"><text:s text:c="8"/>EE=BBN/rem;</text:p>
      <text:p text:style-name="P23"><text:s text:c="8"/>if(DD-EE==0)</text:p>
      <text:p text:style-name="P23"><text:s text:c="8"/>{</text:p>
      <text:p text:style-name="P23"><text:s text:c="12"/>a=A/rem;</text:p>
      <text:p text:style-name="P23"><text:s text:c="12"/>BB=BB/rem;</text:p>
      <text:p text:style-name="P23"><text:s text:c="12"/>b=B/rem;</text:p>
      <text:p text:style-name="P23"><text:s text:c="12"/>l=mulmod(a,1,b);</text:p>
      <text:p text:style-name="P23"><text:s text:c="12"/>L=mulmod(BB,1,b);</text:p>
      <text:p text:style-name="P23"><text:s text:c="12"/>if(l==0)</text:p>
      <text:p text:style-name="P23"><text:s text:c="12"/>{</text:p>
      <text:p text:style-name="P23"><text:s text:c="12"/>if(L==0)</text:p>
      <text:p text:style-name="P23"><text:s text:c="12"/>{</text:p>
      <text:p text:style-name="P23"><text:s text:c="16"/>fprintf(out,"x can take the value of any integer, since both a and b are congruent to 0 (mod m)");</text:p>
      <text:p text:style-name="P23"><text:s text:c="16"/>goto end;</text:p>
      <text:p text:style-name="P23"><text:s text:c="12"/>}</text:p>
      <text:p text:style-name="P23"><text:s text:c="12"/>else</text:p>
      <text:p text:style-name="P23"><text:s text:c="12"/>{</text:p>
      <text:p text:style-name="P23"><text:s text:c="16"/>fprintf(out,"No solutions since a is congruent to 0 (mod m), but b is not.");</text:p>
      <text:p text:style-name="P23"><text:s text:c="16"/>goto end;</text:p>
      <text:p text:style-name="P23"><text:s text:c="12"/>}</text:p>
      <text:p text:style-name="P23"><text:s text:c="8"/>}</text:p>
      <text:p text:style-name="P23"><text:s text:c="8"/>v=gsl_vector_alloc(30);</text:p>
      <text:p text:style-name="P23"><text:s text:c="8"/>A=a;</text:p>
      <text:p text:style-name="P23"><text:s text:c="8"/>B=b;</text:p>
      <text:p text:style-name="P23"><text:s text:c="8"/>x=0;</text:p>
      <text:p text:style-name="P23"><text:s text:c="8"/>while(b&gt;0)</text:p>
      <text:p text:style-name="P23"><text:s text:c="8"/>{ </text:p>
      <text:p text:style-name="P23"><text:s text:c="12"/>U=r;</text:p>
      <text:p text:style-name="P23"><text:s text:c="12"/>q=a/b;</text:p>
      <text:p text:style-name="P23"><text:s text:c="12"/>r=a-q*b;</text:p>
      <text:p text:style-name="P23"><text:s text:c="12"/>gsl_vector_set(v,x,q);</text:p>
      <text:p text:style-name="P23"><text:s text:c="12"/>a=b;</text:p>
      <text:p text:style-name="P23"><text:s text:c="12"/>b=r;</text:p>
      <text:p text:style-name="P23"><text:s text:c="12"/>++x;</text:p>
      <text:p text:style-name="P23"><text:s text:c="8"/>}</text:p>
      <text:p text:style-name="P23"><text:s text:c="8"/>rem=U;</text:p>
      <text:p text:style-name="P23"><text:s text:c="8"/>X=0;</text:p>
      <text:p text:style-name="P23"><text:s text:c="8"/>W=1;</text:p>
      <text:p text:style-name="P23"><text:s text:c="8"/>Y=1;</text:p>
      <text:p text:style-name="P23"><text:s text:c="8"/>Z=0;</text:p>
      <text:p text:style-name="P23"><text:s text:c="8"/>r=B;</text:p>
      <text:p text:style-name="P23"><text:s text:c="8"/>s=A;</text:p>
      <text:p text:style-name="P23"><text:s text:c="8"/>fprintf(out,"\nr\tx\ty");</text:p>
      <text:p text:style-name="P23"><text:s text:c="8"/>fprintf(out,"\n%d\t1\t0",A);</text:p>
      <text:p text:style-name="P23"><text:s text:c="8"/>fprintf(out,"\n%d\t0\t1",B);</text:p>
      <text:p text:style-name="P23"><text:s text:c="8"/>for(i=0;i&lt;x;++i)</text:p>
      <text:p text:style-name="P23"><text:s text:c="8"/>{</text:p>
      <text:p text:style-name="P23"><text:s text:c="12"/>q=gsl_vector_get(v,i);</text:p>
      <text:p text:style-name="P23"><text:s text:c="12"/>d=r;</text:p>
      <text:p text:style-name="P23"><text:s text:c="12"/>e=X;</text:p>
      <text:p text:style-name="P23"><text:s text:c="12"/>f=Y;</text:p>
      <text:p text:style-name="P23"><text:s text:c="12"/>r=s-q*r;</text:p>
      <text:p text:style-name="P23"><text:s text:c="12"/>X=W-q*X;</text:p>
      <text:p text:style-name="P23"><text:s text:c="12"/>Y=Z-q*Y;</text:p>
      <text:p text:style-name="P23"><text:s text:c="12"/>fprintf(out,"\n%d\t%d\t%d",r,X,Y);</text:p>
      <text:p text:style-name="P23"><text:s text:c="12"/>s=d;</text:p>
      <text:p text:style-name="P23"><text:s text:c="12"/>W=e;</text:p>
      <text:p text:style-name="P23"><text:s text:c="12"/>Z=f;</text:p>
      <text:p text:style-name="P23"><text:s text:c="8"/>} </text:p>
      <text:p text:style-name="P23"><text:s text:c="8"/>fprintf(out,"\n\nVector q: ( ");</text:p>
      <text:p text:style-name="P23"><text:s text:c="8"/>for(i=0;i&lt;x-1;++i)</text:p>
      <text:p text:style-name="P23"><text:s text:c="8"/>{</text:p>
      <text:p text:style-name="P23"><text:s text:c="12"/>m=gsl_vector_get(v,i);</text:p>
      <text:p text:style-name="P23"><text:s text:c="12"/>fprintf(out,"%d ",m);</text:p>
      <text:p text:style-name="P23"><text:s text:c="8"/>}</text:p>
      <text:p text:style-name="P23"><text:s text:c="8"/>fprintf(out,")");</text:p>
      <text:p text:style-name="P23"><text:s text:c="8"/>fprintf(out,"\n\n%d = %d*(%d) + %d*(%d)",rem,A,W,B,Z);</text:p>
      <text:p text:style-name="P23"><text:s text:c="8"/>fprintf(out,"%d %d",W,BB);</text:p>
      <text:p text:style-name="P23"><text:s text:c="8"/>ans=W*(BB);</text:p>
      <text:p text:style-name="P23"><text:s text:c="8"/>fprintf(out,"\nAnswers= %d",ans);</text:p>
      <text:p text:style-name="P23"><text:soft-page-break/><text:s text:c="8"/>fprintf(out,"\n\nZZZ=%d\n\n",ZZZ);</text:p>
      <text:p text:style-name="P23"><text:s text:c="8"/>fprintf(out,"XX=%d",XX); </text:p>
      <text:p text:style-name="P23"><text:s text:c="8"/>for(i=0;i&lt;ZZZ;++i) </text:p>
      <text:p text:style-name="P23"><text:s text:c="8"/>{</text:p>
      <text:p text:style-name="P23"><text:s text:c="12"/>YYY=ans+i*B;</text:p>
      <text:p text:style-name="P23"><text:s text:c="12"/>YYY=mulmod(YYY,1,XX);</text:p>
      <text:p text:style-name="P23"><text:s text:c="12"/>fprintf(out,"\n%d\t\t%d",i,YYY);</text:p>
      <text:p text:style-name="P23"><text:s text:c="8"/>}</text:p>
      <text:p text:style-name="P23"><text:s text:c="8"/>}</text:p>
      <text:p text:style-name="P23"><text:s text:c="8"/>else</text:p>
      <text:p text:style-name="P23"><text:s text:c="8"/>{</text:p>
      <text:p text:style-name="P23"><text:s text:c="12"/>fprintf(out,"No solution since gcd(a,m) does not divide b.");</text:p>
      <text:p text:style-name="P23"><text:s text:c="12"/>goto end;</text:p>
      <text:p text:style-name="P23"><text:s text:c="8"/>}</text:p>
      <text:p text:style-name="P23"><text:s text:c="4"/>}</text:p>
      <text:p text:style-name="P23"><text:s text:c="4"/>fprintf(out,"\nAnswer = %d",ans);</text:p>
      <text:p text:style-name="P23"><text:s text:c="4"/>end:</text:p>
      <text:p text:style-name="P23"><text:s text:c="4"/>return ans;</text:p>
      <text:p text:style-name="P23">}</text:p>
      <text:list text:style-name="L17">
        <text:list-item>
          <text:p text:style-name="P20">P2_1question9.h</text:p>
        </text:list-item>
      </text:list>
      <text:p text:style-name="P23">#include &lt;P2_1declare.h&gt;</text:p>
      <text:p text:style-name="P23">#include &lt;stdio.h&gt;</text:p>
      <text:p text:style-name="P23">#include &lt;P2_1question3.h&gt;</text:p>
      <text:p text:style-name="P23">#include &lt;P2_1question6.h&gt;</text:p>
      <text:p text:style-name="P23">int question9(double q,int e)</text:p>
      <text:p text:style-name="P23">{</text:p>
      <text:p text:style-name="P23"><text:s text:c="4"/>int H,ANS;</text:p>
      <text:p text:style-name="P23"><text:s text:c="4"/>question3(q);</text:p>
      <text:p text:style-name="P23"><text:s text:c="4"/>H=(P-1)*(Q-1);</text:p>
      <text:p text:style-name="P23"><text:s text:c="4"/>e=e+H;</text:p>
      <text:p text:style-name="P23"><text:s text:c="4"/>ANS=question6(e,1.0,H);</text:p>
      <text:p text:style-name="P23"><text:s text:c="4"/>return ANS;</text:p>
      <text:p text:style-name="P23">}</text:p>
      <text:list text:style-name="L18">
        <text:list-item>
          <text:p text:style-name="P21">P2_1question10.h</text:p>
        </text:list-item>
      </text:list>
      <text:p text:style-name="P23">#include &lt;stdio.h&gt;</text:p>
      <text:p text:style-name="P23">#include &lt;math.h&gt;</text:p>
      <text:p text:style-name="P23">int question10(int n,int c,int d)</text:p>
      <text:p text:style-name="P23">{</text:p>
      <text:p text:style-name="P23"><text:s text:c="4"/>int f,i;</text:p>
      <text:p text:style-name="P23"><text:s text:c="4"/>f=c;</text:p>
      <text:p text:style-name="P23"><text:s text:c="4"/>for(i=1;i&lt;d;++i)</text:p>
      <text:p text:style-name="P23"><text:s text:c="4"/>{</text:p>
      <text:p text:style-name="P23"><text:s text:c="8"/>c=c*f;</text:p>
      <text:p text:style-name="P23"><text:s text:c="8"/>c=mulmod(c,1,n);</text:p>
      <text:p text:style-name="P23"><text:s text:c="4"/>}</text:p>
      <text:p text:style-name="P23"><text:s text:c="4"/>return c;</text:p>
      <text:p text:style-name="P23">}</text:p>
      <text:list text:style-name="L19">
        <text:list-item>
          <text:p text:style-name="P22">P2_1question11.h</text:p>
        </text:list-item>
      </text:list>
      <text:p text:style-name="P23">#include &lt;stdio.h&gt;</text:p>
      <text:p text:style-name="P23">#include &lt;P2_1question9.h&gt;</text:p>
      <text:p text:style-name="P23">#include &lt;P2_1question10.h&gt;</text:p>
      <text:p text:style-name="P23">#include &lt;P2_1conversion.h&gt;</text:p>
      <text:p text:style-name="P23">int question11(int c)</text:p>
      <text:p text:style-name="P23">{</text:p>
      <text:p text:style-name="P23"><text:s text:c="4"/>int d,e,n,z,a,b;</text:p>
      <text:p text:style-name="P23"><text:s text:c="4"/>double q;</text:p>
      <text:p text:style-name="P23"><text:s text:c="4"/>char A,B;</text:p>
      <text:p text:style-name="P23"><text:s text:c="4"/>FILE*f=fopen("P2_1Output/question11","a");</text:p>
      <text:p text:style-name="P23"><text:s text:c="4"/>/*printf("Enter n:");</text:p>
      <text:p text:style-name="P23"><text:s text:c="4"/>scanf("%lf",&amp;q);</text:p>
      <text:p text:style-name="P23"><text:s text:c="4"/>*/</text:p>
      <text:p text:style-name="P23"><text:s text:c="4"/>q=44147.0;</text:p>
      <text:p text:style-name="P23"><text:s text:c="4"/>n=q;</text:p>
      <text:p text:style-name="P23"><text:s text:c="4"/>/*printf("Enter e:");</text:p>
      <text:p text:style-name="P23"><text:s text:c="4"/>scanf("%d",&amp;e);*/</text:p>
      <text:p text:style-name="P23"><text:s text:c="4"/>e=15049;</text:p>
      <text:p text:style-name="P23"><text:s text:c="4"/>d=question9(q,e);</text:p>
      <text:p text:style-name="P23"><text:s text:c="4"/>z=question10(n,c,d);</text:p>
      <text:p text:style-name="P23"><text:s text:c="4"/>a=z/100;</text:p>
      <text:p text:style-name="P23"><text:s text:c="4"/>b=z-(100*a);</text:p>
      <text:p text:style-name="P23"><text:s text:c="4"/>A=convert(a);</text:p>
      <text:p text:style-name="P23"><text:s text:c="4"/>B=convert(b);</text:p>
      <text:p text:style-name="P23"><text:s text:c="4"/>fprintf(f,"%c%c",A,B);</text:p>
      <text:p text:style-name="P23"><text:s text:c="4"/>fclose(f);</text:p>
      <text:p text:style-name="P23"><text:s text:c="4"/>return 0;</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meta:initial-creator>
    <meta:creation-date>2009-03-20T14:11:57</meta:creation-date>
    <dc:creator>Mat</dc:creator>
    <dc:date>2009-03-20T14:53:21</dc:date>
    <meta:editing-cycles>4</meta:editing-cycles>
    <meta:editing-duration>PT41M24S</meta:editing-duration>
    <meta:user-defined meta:name="Info 1"/>
    <meta:user-defined meta:name="Info 2"/>
    <meta:user-defined meta:name="Info 3"/>
    <meta:user-defined meta:name="Info 4"/>
    <meta:document-statistic meta:table-count="0" meta:image-count="0" meta:object-count="0" meta:page-count="11" meta:paragraph-count="857" meta:word-count="2497" meta:character-count="15973"/>
  </office:meta>
</office:document-meta>
</file>